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ed63" officeooo:paragraph-rsid="0002ed63"/>
    </style:style>
    <style:style style:name="P2" style:family="paragraph" style:parent-style-name="Text_20_body">
      <style:text-properties officeooo:rsid="00064ea9" officeooo:paragraph-rsid="00064ea9"/>
    </style:style>
    <style:style style:name="T1" style:family="text">
      <style:text-properties officeooo:rsid="000229f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29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E</text:span><text:span text:style-name="T3">xercice</text:span><text:span text:style-name="T2"> Artificial Intelligence<text:line-break/></text:span><text:span text:style-name="T1">Assig</text:span>nment 0 – Point 3 (Theory)</text:p>
      <text:h text:style-name="Heading_20_1" text:outline-level="1"/>
      <text:h text:style-name="Heading_20_1" text:outline-level="1">3.1 How big is the state space of Tic-Tac-Toe?</text:h>
      <text:p text:style-name="P1">There are 9 fields with 3 states each, whitch means that there are 3^9 = 19683 posible states.</text:p>
      <text:h text:style-name="Heading_20_1" text:outline-level="1">3.2 Who or what is “WOPR”, and what could “WOPR” infer from playing Tic-Tac-Toe?</text:h>
      <text:p text:style-name="P2">WOPR (War Operation Plan Response) is an fictional Artificial Intelligence, from the movie WareGames.</text:p>
      <text:p text:style-name="P2">In Tic-Tac-Toe, WOPR would calculate the perfect move, if it would play against a worthy opponent (e.g. against itself), the game would always result in a draw.</text:p>
      <text:p text:style-name="P2">After a series of matches WOPR might infer that the game has no winner, and that "the only winning move is not to play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3:38.391000000</meta:creation-date>
    <dc:date>2015-10-16T16:43:51.927000000</dc:date>
    <meta:editing-duration>PT12M56S</meta:editing-duration>
    <meta:editing-cycles>3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7" meta:word-count="114" meta:character-count="665" meta:non-whitespace-character-count="557"/>
  </office:meta>
</office:document-meta>
</file>